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638c" officeooo:paragraph-rsid="000f638c"/>
    </style:style>
    <style:style style:name="P2" style:family="paragraph" style:parent-style-name="Standard">
      <style:text-properties officeooo:rsid="000f638c" officeooo:paragraph-rsid="00152580"/>
    </style:style>
    <style:style style:name="P3" style:family="paragraph" style:parent-style-name="Standard">
      <style:text-properties fo:font-weight="bold" officeooo:rsid="000f638c" officeooo:paragraph-rsid="000f638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LIMENTER LA BASE DE DONNÉES</text:p>
      <text:p text:style-name="P3"/>
      <text:p text:style-name="P3">PHASE 1</text:p>
      <text:p text:style-name="P1"/>
      <text:p text:style-name="P1">instruction d’insertion.</text:p>
      <text:p text:style-name="P1"/>
      <text:p text:style-name="P1">INSERT INTO station (nom_station)</text:p>
      <text:p text:style-name="P2">VALUES("Champagne"),</text:p>
      <text:p text:style-name="P2">("Picardie"),</text:p>
      <text:p text:style-name="P2">("Alpes");</text:p>
      <text:p text:style-name="P1"/>
      <text:p text:style-name="P1">INSERT INTO hotel (capacite,categorie,nom,adresse,numero_hotel,numero_station)</text:p>
      <text:p text:style-name="P1">VALUES(200,"A4","Flammenkiche","123 rue Bidon 12345 PERDU", 1, 1),</text:p>
      <text:p text:style-name="P1">(250,"A3","Quiche","3 rue cailloux 12344 RETROUVE",2,1),</text:p>
      <text:p text:style-name="P1">(180,"A5","Lorraine","5 avenue des lardons 12354 OEUFS",3,1),</text:p>
      <text:p text:style-name="P1">(80,"B5","Blob","1 avenue des poissons d'argents 95006 LAC",4,2),</text:p>
      <text:p text:style-name="P1">(145,"B2","Fish","2 rue des zygotes 95060",5,2),</text:p>
      <text:p text:style-name="P1">(240,"B1","Crabby","5 bis des chemins de terre 95050 PIERRE",6,2),</text:p>
      <text:p text:style-name="P1">(180,"C4","Bomberyx","3 ter cami 66060 KAZE",7,3),</text:p>
      <text:p text:style-name="P1">(250,"C5","Tordess","5 avenue des tulipes 66080 VIOLETTE",8,3),</text:p>
      <text:p text:style-name="P1">(200,"C3","Marie-Madeleine","3 rue des clous 66150 CROIX",9,3);</text:p>
      <text:p text:style-name="P1"/>
      <text:p text:style-name="P1">INSERT INTO chambre(capacite, degre_confort, exposition, type_chambre, numero_chambre, numero_hotel)</text:p>
      <text:p text:style-name="P1">VALUES (4, 20, "Nord", "Famille", 1, 1),</text:p>
      <text:p text:style-name="P1">(2, 19, "Sud-est", "Couple", 2, 1),</text:p>
      <text:p text:style-name="P1">(1, 21, "Sud", "Célibataire", 3, 1),</text:p>
      <text:p text:style-name="P1">(4, 20, "Nord", "Famille", 4, 2),</text:p>
      <text:p text:style-name="P1">(2, 18, "Est", "Couple", 5, 2),</text:p>
      <text:p text:style-name="P1">(1, 24, "Ouest", "Célibataire", 6, 2),</text:p>
      <text:p text:style-name="P1">(4, 23, "Sud", "Famille", 7, 3),</text:p>
      <text:p text:style-name="P1">(2, 19, "Est", "Couple", 8, 3),</text:p>
      <text:p text:style-name="P1">(1, 22, "Ouest", "Célibataire", 9, 3),</text:p>
      <text:p text:style-name="P1">(4, 19, "Nord-est", "Famille", 10, 4),</text:p>
      <text:p text:style-name="P1">(2, 18, "Sud-ouest", "Couple", 11, 4),</text:p>
      <text:p text:style-name="P1">(1, 23, "Ouest", "Célibataire", 12, 4),</text:p>
      <text:p text:style-name="P1">(4, 21, "Nord-ouest", "Famille", 13, 5),</text:p>
      <text:p text:style-name="P1">(2, 19, "Est", "Couple", 14, 5),</text:p>
      <text:p text:style-name="P1">(1, 25, "Sud-ouest", "Célibataire", 15, 5),</text:p>
      <text:p text:style-name="P1">(4, 24, "Nord nord-est", "Famille", 16, 6),</text:p>
      <text:p text:style-name="P1">(2, 21, "Sud", "Couple", 17, 6),</text:p>
      <text:p text:style-name="P1">(1, 24, "Ouest", "Célibataire", 18, 6),</text:p>
      <text:p text:style-name="P1">(4, 22, "Sud sud-est", "Famille", 19, 7),</text:p>
      <text:p text:style-name="P1">(2, 18, "Nord", "Couple", 20, 7),</text:p>
      <text:p text:style-name="P1">(1, 20, "Nord-est", "Célibataire", 21, 7),</text:p>
      <text:p text:style-name="P1">(4, 20, "Nord nord-ouest", "Famille", 22, 8),</text:p>
      <text:p text:style-name="P1">(2, 19, "Est", "Couple", 23, 8),</text:p>
      <text:p text:style-name="P1">(1, 22, "Sud", "Célibataire", 24, 8),</text:p>
      <text:p text:style-name="P1">(4, 24, "Est", "Famille", 25, 9),</text:p>
      <text:p text:style-name="P1">(2, 21, "Sud", "Couple", 26, 9),</text:p>
      <text:p text:style-name="P1">(1, 23, "Ouest", "Célibataire", 27, 9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08:56:36.212740832</meta:creation-date>
    <dc:date>2024-04-29T13:29:28.783279064</dc:date>
    <meta:editing-duration>PT1H42M2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45" meta:word-count="249" meta:character-count="1843" meta:non-whitespace-character-count="1639"/>
  </office:meta>
</office:document-meta>
</file>